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1" svg:font-family="Web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111111" style:font-name="Times New Roman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fo:color="#000033"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text-align="start" style:justify-single-word="false"/>
      <style:text-properties fo:color="#0000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33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9.991cm" fo:margin-right="0cm" fo:text-indent="1.249cm" style:auto-text-indent="false"/>
    </style:style>
    <style:style style:name="P12" style:family="paragraph" style:parent-style-name="Standard">
      <style:paragraph-properties fo:margin-left="0cm" fo:margin-right="-1.468cm" fo:text-align="start" style:justify-single-word="false" fo:orphans="2" fo:widows="2" fo:hyphenation-ladder-count="no-limit" fo:text-indent="0cm" style:auto-text-indent="false" style:writing-mode="lr-tb"/>
      <style:text-properties fo:color="#111111" style:font-name="Times New Roman" fo:font-size="13pt" fo:font-weight="normal" style:font-size-asian="13pt" style:font-weight-asian="normal" style:font-size-complex="13pt" style:font-weight-complex="normal" fo:hyphenate="false" fo:hyphenation-remain-char-count="2" fo:hyphenation-push-char-count="2"/>
    </style:style>
    <style:style style:name="P13" style:family="paragraph" style:parent-style-name="Standard" style:master-page-name="">
      <style:paragraph-properties fo:margin-left="0cm" fo:margin-right="0.721cm" fo:orphans="2" fo:widows="2" fo:hyphenation-ladder-count="no-limit" fo:text-indent="0cm" style:auto-text-indent="false" style:page-number="auto" style:writing-mode="lr-tb"/>
      <style:text-properties style:font-name="Arial" fo:font-size="10pt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15" style:family="paragraph" style:parent-style-name="Standard">
      <style:paragraph-properties fo:margin-left="0cm" fo:margin-right="-1.081cm" fo:text-indent="0cm" style:auto-text-indent="false"/>
      <style:text-properties fo:color="#000033"/>
    </style:style>
    <style:style style:name="P16" style:family="paragraph" style:parent-style-name="Standard" style:master-page-name="Standard">
      <style:paragraph-properties fo:margin-left="0cm" fo:margin-right="-1.468cm" fo:text-align="start" style:justify-single-word="false" fo:orphans="2" fo:widows="2" fo:hyphenation-ladder-count="no-limit" fo:text-indent="0cm" style:auto-text-indent="false" style:page-number="auto" style:writing-mode="lr-tb"/>
      <style:text-properties fo:color="#111111" style:font-name="Times New Roman" fo:font-size="13pt" fo:font-weight="normal" style:font-size-asian="13pt" style:font-weight-asian="normal" style:font-size-complex="13pt" style:font-weight-complex="normal" fo:hyphenate="false" fo:hyphenation-remain-char-count="2" fo:hyphenation-push-char-count="2"/>
    </style:style>
    <style:style style:name="P17" style:family="paragraph" style:parent-style-name="Standard" style:list-style-name="WW8Num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WW8Num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9" style:family="paragraph" style:parent-style-name="Standard" style:list-style-name="WW8Num7"/>
    <style:style style:name="P20" style:family="paragraph" style:parent-style-name="Standard" style:list-style-name="WW8Num1"/>
    <style:style style:name="P21" style:family="paragraph" style:parent-style-name="Standard" style:list-style-name="WW8Num2"/>
    <style:style style:name="P22" style:family="paragraph" style:parent-style-name="Standard" style:list-style-name="WW8Num8"/>
    <style:style style:name="P23" style:family="paragraph" style:parent-style-name="Standard" style:list-style-name="WW8Num4"/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 style:list-style-name="WW8Num3">
      <style:paragraph-properties fo:text-align="start" style:justify-single-word="false"/>
    </style:style>
    <style:style style:name="P26" style:family="paragraph" style:parent-style-name="Standard" style:list-style-name="WW8Num6">
      <style:paragraph-properties fo:text-align="start" style:justify-single-word="false"/>
    </style:style>
    <style:style style:name="P27" style:family="paragraph" style:parent-style-name="Standard" style:list-style-name="WW8Num6">
      <style:paragraph-properties fo:text-align="start" style:justify-single-word="false"/>
      <style:text-properties fo:language="fr" fo:country="FR"/>
    </style:style>
    <style:style style:name="P28" style:family="paragraph" style:parent-style-name="Standard" style:list-style-name="WW8Num6">
      <style:paragraph-properties fo:text-align="start" style:justify-single-word="false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fr" fo:country="FR"/>
    </style:style>
    <style:style style:name="T10" style:family="text">
      <style:text-properties fo:language="fr" fo:country="FR" fo:font-weight="bold" style:font-weight-asian="bold"/>
    </style:style>
    <style:style style:name="T11" style:family="text">
      <style:text-properties fo:language="fr" fo:country="FR" fo:font-style="italic" fo:font-weight="bold" style:font-style-asian="italic" style:font-weight-asian="bold" style:font-style-complex="italic"/>
    </style:style>
    <style:style style:name="T12" style:family="text">
      <style:text-properties fo:color="#000033"/>
    </style:style>
    <style:style style:name="T13" style:family="text">
      <style:text-properties fo:color="#000033" fo:font-size="14pt" style:font-size-asian="14pt" style:font-size-complex="14pt"/>
    </style:style>
    <style:style style:name="T14" style:family="text">
      <style:text-properties fo:color="#000033" fo:language="fr" fo:country="FR"/>
    </style:style>
    <style:style style:name="T15" style:family="text">
      <style:text-properties fo:color="#000033" fo:language="en" fo:country="US"/>
    </style:style>
    <style:style style:name="T16" style:family="text">
      <style:text-properties fo:color="#000033" style:font-name="Webdings1" fo:font-size="15pt" style:text-underline-style="none" fo:font-weight="bold" style:font-name-asian="Webdings1" style:font-size-asian="15pt" style:font-weight-asian="bold" style:font-name-complex="Webdings1" style:font-size-complex="15pt"/>
    </style:style>
    <style:style style:name="T17" style:family="text">
      <style:text-properties fo:color="#111111" style:font-name="Times New Roman" fo:font-weight="bold" style:font-weight-asian="bold" style:font-weight-complex="bold"/>
    </style:style>
    <style:style style:name="T18" style:family="text">
      <style:text-properties fo:color="#111111" style:font-name="Times New Roman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111111" style:font-name="Times New Roman" fo:font-size="13pt" fo:font-weight="normal" style:font-size-asian="13pt" style:font-weight-asian="normal" style:font-name-complex="Times New Roman" style:font-size-complex="13pt" style:font-weight-complex="normal"/>
    </style:style>
    <style:style style:name="T20" style:family="text">
      <style:text-properties fo:color="#111111" style:font-name="Times New Roman" fo:font-size="13pt" fo:font-weight="normal" style:font-name-asian="Times New Roman" style:font-size-asian="13pt" style:font-weight-asian="normal" style:font-name-complex="Times New Roman" style:font-size-complex="13pt" style:font-weight-complex="normal"/>
    </style:style>
    <style:style style:name="T21" style:family="text">
      <style:text-properties fo:color="#111111" style:font-name="Webdings1" fo:font-size="13pt" fo:font-weight="normal" style:font-name-asian="Webdings1" style:font-size-asian="13pt" style:font-weight-asian="normal" style:font-name-complex="Webdings1" style:font-size-complex="13pt" style:font-weight-complex="normal"/>
    </style:style>
    <style:style style:name="T22" style:family="text">
      <style:text-properties style:font-name="Webdings1" style:font-name-asian="Webdings1" style:font-name-complex="Webdings1"/>
    </style:style>
    <style:style style:name="T23" style:family="text">
      <style:text-properties style:font-name-complex="Times New Roman"/>
    </style:style>
    <style:style style:name="T24" style:family="text">
      <style:text-properties style:font-name-asian="Times New Roman" style:font-name-complex="Times New Roman"/>
    </style:style>
    <style:style style:name="T25" style:family="text">
      <style:text-properties fo:color="#00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Vandepeutte Paméla-Marina</text:p>
      <text:p text:style-name="P12"><text:span text:style-name="T22"> </text:span>: 01/03/1988</text:p>
      <text:p text:style-name="P5"><text:span text:style-name="T22"></text:span> <text:s/>: 72 rue de Roubaix 7700 Mouscron</text:p>
      <text:p text:style-name="P5"><text:span text:style-name="T16"></text:span><text:span text:style-name="T23"> <text:s text:c="3"/>: 0477/87.90.33</text:span></text:p>
      <text:p text:style-name="P4"><text:span text:style-name="T19"> </text:span><text:span text:style-name="T21"></text:span><text:span text:style-name="T20"> </text:span><text:span text:style-name="T19">: </text:span><text:a xlink:type="simple" xlink:href="mailto:lillyjones7700@gmail.com" text:style-name="Internet_20_link" text:visited-style-name="Visited_20_Internet_20_Link">lillyjones7700@gmail.com</text:a></text:p>
      <text:p text:style-name="P4"><text:span text:style-name="T19"/></text:p>
      <text:p text:style-name="P13"/>
      <text:p text:style-name="P6">EXPERIENCES PROFESSIONNELLES</text:p>
      <text:p text:style-name="P9"/>
      <text:p text:style-name="P4"><text:span text:style-name="T12"><text:tab/>03/2017-05/2017</text:span><text:tab/><text:span text:style-name="T17">Stage en informatique – Dubinfo – </text:span><text:span text:style-name="T18">Bruxelles</text:span></text:p>
      <text:list xml:id="list4715116041228220555" text:style-name="WW8Num5">
        <text:list-item>
          <text:p text:style-name="P17">Développement d’une application qui permet le SCRUD.</text:p>
        </text:list-item>
      </text:list>
      <text:p text:style-name="P4"><text:span text:style-name="T12"><text:tab/>03/2015-05/2015</text:span><text:tab/><text:span text:style-name="T17">Stage en informatique - Dicton communication – </text:span><text:span text:style-name="T18">Mouscron</text:span></text:p>
      <text:list xml:id="list30758466" text:continue-numbering="true" text:style-name="WW8Num5">
        <text:list-item>
          <text:p text:style-name="P17">Mise à jour de site web et développement d’application</text:p>
        </text:list-item>
      </text:list>
      <text:p text:style-name="P4"><text:span text:style-name="T12"><text:tab/>2012</text:span><text:span text:style-name="T13">-</text:span><text:span text:style-name="T12">2013</text:span><text:tab/><text:tab/><text:span text:style-name="T2">Formation Maintenance Informatique - </text:span><text:span text:style-name="T5">Comines</text:span></text:p>
      <text:list xml:id="list2309958266422740079" text:style-name="WW8Num6">
        <text:list-item>
          <text:p text:style-name="P18">Réparation et maintenance d’ordinateur</text:p>
        </text:list-item>
      </text:list>
      <text:p text:style-name="P9"/>
      <text:p text:style-name="P6">DIVERS</text:p>
      <text:p text:style-name="P9"/>
      <text:p text:style-name="Standard"><text:span text:style-name="T12"><text:tab/>2013-2014</text:span><text:tab/><text:tab/><text:span text:style-name="T2">Liberté en plus - </text:span><text:span text:style-name="T5">Dottignies</text:span></text:p>
      <text:list xml:id="list9183901048766385562" text:style-name="WW8Num7">
        <text:list-item>
          <text:p text:style-name="P19">Femme de ménage chez des particuliers <text:s text:c="2"/></text:p>
        </text:list-item>
      </text:list>
      <text:p text:style-name="Standard"/>
      <text:p text:style-name="Standard"><text:span text:style-name="T12"><text:tab/>2010-2011</text:span><text:tab/><text:tab/><text:span text:style-name="T2">Amby - </text:span><text:span text:style-name="T5">Courtrai</text:span></text:p>
      <text:list xml:id="list4329714171250222757" text:style-name="WW8Num1">
        <text:list-item>
          <text:p text:style-name="P20">Femme de ménage chez des particuliers <text:s text:c="2"/></text:p>
        </text:list-item>
      </text:list>
      <text:p text:style-name="P15"/>
      <text:p text:style-name="Standard"><text:span text:style-name="T12"><text:tab/>2008-2009</text:span><text:tab/><text:tab/><text:span text:style-name="T2">Maison de retraite du Docteur Dussolier - </text:span><text:span text:style-name="T5">Mouscron </text:span></text:p>
      <text:list xml:id="list2639555743246809848" text:style-name="WW8Num2">
        <text:list-item>
          <text:p text:style-name="P21">Femme d’entretien</text:p>
        </text:list-item>
        <text:list-item>
          <text:p text:style-name="P21">Préparation des repas</text:p>
        </text:list-item>
      </text:list>
      <text:p text:style-name="Standard"/>
      <text:p text:style-name="Standard"><text:span text:style-name="T12"><text:tab/>2007-2008</text:span><text:tab/><text:tab/><text:span text:style-name="T2">CHR - </text:span><text:span text:style-name="T5">Mouscron</text:span><text:span text:style-name="T3"> </text:span><text:tab/></text:p>
      <text:list xml:id="list1070536628377004254" text:style-name="WW8Num8">
        <text:list-item>
          <text:p text:style-name="P22">Femme d’entretien</text:p>
        </text:list-item>
      </text:list>
      <text:p text:style-name="P2"><text:tab/></text:p>
      <text:p text:style-name="Standard"><text:span text:style-name="T12"><text:tab/>2004-2006</text:span><text:tab/><text:tab/><text:span text:style-name="T2">Vanhoutryve &amp; Cie</text:span> - <text:span text:style-name="T5">Mouscron</text:span></text:p>
      <text:list xml:id="list3737223035641073102" text:style-name="WW8Num4">
        <text:list-item>
          <text:p text:style-name="P23">Piqueuse</text:p>
        </text:list-item>
      </text:list>
      <text:p text:style-name="P1"/>
      <text:p text:style-name="P6">ATOUTS</text:p>
      <text:p text:style-name="Standard"/>
      <text:p text:style-name="P14"><text:tab/><text:tab/><text:tab/><text:tab/>Courageuse, passionnée, ponctuelle, curieuse.</text:p>
      <text:p text:style-name="P14"><text:tab/><text:tab/><text:tab/><text:tab/>De contact facile, bonne capacité d’écoute.</text:p>
      <text:p text:style-name="P14"><text:tab/><text:tab/><text:tab/><text:tab/>Capable de s’intégrer facilement dans une équipe.</text:p>
      <text:p text:style-name="P14"><text:tab/><text:tab/><text:tab/><text:tab/>Sérieuse, volontaire.</text:p>
      <text:p text:style-name="P14"><text:tab/><text:tab/><text:tab/><text:tab/>Capable de prendre des initiatives, organisée.</text:p>
      <text:p text:style-name="P14"><text:tab/><text:tab/><text:tab/><text:tab/>Aide a l'emploi.</text:p>
      <text:p text:style-name="P14"><text:tab/><text:tab/><text:tab/><text:tab/>Disponible tout de suite.</text:p>
      <text:p text:style-name="Standard"/>
      <text:p text:style-name="Standard"/>
      <text:p text:style-name="P7">ETUDES &amp; FORMATIONS</text:p>
      <text:p text:style-name="P7"/>
      <text:p text:style-name="P8"><text:tab/>2017 (novembre)<text:tab/><text:span text:style-name="T25">Obtention du Bachelier en informatique de gestion. </text:span></text:p>
      <text:p text:style-name="P10"/>
      <text:p text:style-name="P4"><text:span text:style-name="T12"><text:tab/>2013/2016</text:span><text:tab/><text:tab/><text:span text:style-name="T1">Bachelier en informatique de gestion (3ans) - </text:span><text:span text:style-name="T4">I.E.P.S Mouscron</text:span></text:p>
      <text:list xml:id="list3338315315953345409" text:style-name="WW8Num3">
        <text:list-item>
          <text:p text:style-name="P25">Programmation d’applications et développement de site internet </text:p>
        </text:list-item>
        <text:list-item>
          <text:p text:style-name="P25"><text:soft-page-break/>Langages : PHP, JAVA, HTML, CSS, JAVASCRIPT, JQUERY, AJAX, SQL</text:p>
        </text:list-item>
        <text:list-item>
          <text:p text:style-name="P25">Programmation Orientée Objet</text:p>
        </text:list-item>
        <text:list-item>
          <text:p text:style-name="P25">Bootstrap</text:p>
        </text:list-item>
        <text:list-item>
          <text:p text:style-name="P25">Systèmes d'exploitation : Windows (utilisation régulière), Linux (notions sur distribution Ubuntu) </text:p>
        </text:list-item>
        <text:list-item>
          <text:p text:style-name="P25">Analyse UML et MERISE</text:p>
        </text:list-item>
        <text:list-item>
          <text:p text:style-name="P25">Gestion base de données avec PhpMyAdmin</text:p>
        </text:list-item>
        <text:list-item>
          <text:p text:style-name="P25">Les principes du E-business </text:p>
        </text:list-item>
        <text:list-item>
          <text:p text:style-name="P25">Symfony 3</text:p>
        </text:list-item>
      </text:list>
      <text:p text:style-name="P4"/>
      <text:p text:style-name="P4"><text:span text:style-name="T9"><text:tab/></text:span><text:span text:style-name="T14">2012-2013</text:span><text:span text:style-name="T9"> <text:s text:c="17"/></text:span><text:span text:style-name="T10">Formation Technicien Maintenance Informatique - </text:span><text:span text:style-name="T11">Comines</text:span></text:p>
      <text:list xml:id="list30750382" text:continue-list="list2309958266422740079" text:style-name="WW8Num6">
        <text:list-item>
          <text:p text:style-name="P27">Installation et configuration des systèmes d'exploitation </text:p>
        </text:list-item>
        <text:list-item>
          <text:p text:style-name="P27">Installation logicielle d’un périphérique </text:p>
        </text:list-item>
        <text:list-item>
          <text:p text:style-name="P27">Diagnostique et résolution des problèmes de dysfonctionnement du système d'exploitation <text:s text:c="3"/></text:p>
        </text:list-item>
        <text:list-item>
          <text:p text:style-name="P27">Assurer le partage et le transfert d'information entre les systèmes hybrides</text:p>
        </text:list-item>
        <text:list-item>
          <text:p text:style-name="P27">Migration des données et des logiciels vers une nouvelle version d’un système d’exploitation ou vers un autre système</text:p>
        </text:list-item>
      </text:list>
      <text:p text:style-name="P3"/>
      <text:p text:style-name="P4"><text:span text:style-name="T15"><text:tab/>06/2012-08/2012 </text:span><text:span text:style-name="T6"><text:s text:c="4"/></text:span><text:span text:style-name="T7"><text:s text:c="2"/><text:tab/>Plan Mobilisateur des Technologies de l'Information et de la <text:tab/><text:tab/><text:tab/><text:tab/><text:tab/>Communication (</text:span><text:span text:style-name="Emphasis"><text:span text:style-name="T7">PMTIC</text:span></text:span><text:span text:style-name="T7">) - </text:span><text:span text:style-name="T8">Mouscron</text:span></text:p>
      <text:list xml:id="list30764762" text:continue-numbering="true" text:style-name="WW8Num6">
        <text:list-item>
          <text:p text:style-name="P28">Word, Excel, Internet <text:s/></text:p>
        </text:list-item>
      </text:list>
      <text:p text:style-name="P4"><text:tab/><text:span text:style-name="T12">2004 -2006</text:span><text:tab/><text:tab/><text:span text:style-name="T1">Formation en alternance dans le domaine du textile - </text:span><text:span text:style-name="T4">Mouscron</text:span></text:p>
      <text:list xml:id="list30759333" text:continue-numbering="true" text:style-name="WW8Num6">
        <text:list-item>
          <text:p text:style-name="P26">Contrat d'apprentissage </text:p>
        </text:list-item>
      </text:list>
      <text:p text:style-name="P6">HOBBYS</text:p>
      <text:p text:style-name="P6"/>
      <text:p text:style-name="Standard"><text:tab/> Jeux vidéo, lecture, programmation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1" svg:font-family="Web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fr" fo:country="BE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fo:language="en" fo:country="US" style:font-name-complex="Symbol"/>
    </style:style>
    <style:style style:name="WW8Num7z0" style:family="text">
      <style:text-properties style:font-name="Symbol" fo:language="fr" fo:country="FR" style:font-name-complex="Symbol"/>
    </style:style>
    <style:style style:name="WW8Num8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fo:font-size="14pt" style:font-size-asian="14pt" style:font-name-complex="Symbol" style:font-size-complex="14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Webdings" style:font-name-complex="Webdings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5.6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9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9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9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9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9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9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9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4cm" fo:margin-bottom="1.799cm" fo:margin-left="1.732cm" fo:margin-right="1.8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Vandepeutte Paméla</dc:title>
    <meta:initial-creator>vandepeutte pamela</meta:initial-creator>
    <meta:creation-date>2011-05-18T14:37:00</meta:creation-date>
    <dc:creator>pam vandepeutte</dc:creator>
    <dc:date>2018-01-11T10:55:36.54</dc:date>
    <meta:print-date>2007-01-11T11:04:00</meta:print-date>
    <meta:editing-cycles>20</meta:editing-cycles>
    <meta:editing-duration>P1DT14H12M58S</meta:editing-duration>
    <meta:generator>OpenOffice/4.1.1$Win32 OpenOffice.org_project/411m6$Build-9775</meta:generator>
    <meta:document-statistic meta:table-count="0" meta:image-count="0" meta:object-count="0" meta:page-count="2" meta:paragraph-count="57" meta:word-count="334" meta:character-count="2408"/>
  </office:meta>
</office:document-meta>
</file>